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54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9.1354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0.3937in"/>
    </style:style>
    <style:style style:name="co8" style:family="table-column">
      <style:table-column-properties fo:break-before="auto" style:column-width="1.4264in"/>
    </style:style>
    <style:style style:name="co9" style:family="table-column">
      <style:table-column-properties fo:break-before="auto" style:column-width="0.161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3.0598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3.0654in"/>
    </style:style>
    <style:style style:name="co14" style:family="table-column">
      <style:table-column-properties fo:break-before="auto" style:column-width="0.1717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3.9992in"/>
    </style:style>
    <style:style style:name="co17" style:family="table-column">
      <style:table-column-properties fo:break-before="auto" style:column-width="0.2646in"/>
    </style:style>
    <style:style style:name="co18" style:family="table-column">
      <style:table-column-properties fo:break-before="auto" style:column-width="0.9598in"/>
    </style:style>
    <style:style style:name="co19" style:family="table-column">
      <style:table-column-properties fo:break-before="auto" style:column-width="6.3335in"/>
    </style:style>
    <style:style style:name="co20" style:family="table-column">
      <style:table-column-properties fo:break-before="auto" style:column-width="3.4909in"/>
    </style:style>
    <style:style style:name="co21" style:family="table-column">
      <style:table-column-properties fo:break-before="auto" style:column-width="2in"/>
    </style:style>
    <style:style style:name="co22" style:family="table-column">
      <style:table-column-properties fo:break-before="auto" style:column-width="0.352in"/>
    </style:style>
    <style:style style:name="co23" style:family="table-column">
      <style:table-column-properties fo:break-before="auto" style:column-width="1.4366in"/>
    </style:style>
    <style:style style:name="co24" style:family="table-column">
      <style:table-column-properties fo:break-before="auto" style:column-width="1.4472in"/>
    </style:style>
    <style:style style:name="co25" style:family="table-column">
      <style:table-column-properties fo:break-before="auto" style:column-width="1.4417in"/>
    </style:style>
    <style:style style:name="co26" style:family="table-column">
      <style:table-column-properties fo:break-before="auto" style:column-width="0.2382in"/>
    </style:style>
    <style:style style:name="co27" style:family="table-column">
      <style:table-column-properties fo:break-before="auto" style:column-width="3.9055in"/>
    </style:style>
    <style:style style:name="co28" style:family="table-column">
      <style:table-column-properties fo:break-before="auto" style:column-width="0.8602in"/>
    </style:style>
    <style:style style:name="co29" style:family="table-column">
      <style:table-column-properties fo:break-before="auto" style:column-width="2.261in"/>
    </style:style>
    <style:style style:name="co30" style:family="table-column">
      <style:table-column-properties fo:break-before="auto" style:column-width="1.9189in"/>
    </style:style>
    <style:style style:name="ro1" style:family="table-row">
      <style:table-row-properties style:row-height="1.139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1.5134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1.6992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18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wrap-option="wrap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8339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html &amp; JSON 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0" table:default-cell-style-name="ce1"/>
        <table:table-column table:style-name="co20" table:default-cell-style-name="ce1"/>
        <table:table-column table:style-name="co10" table:number-columns-repeated="1002" table:default-cell-style-name="ce1"/>
        <table:table-row table:style-name="ro1">
          <table:table-cell office:value-type="string">
            <text:p>&lt;tr&gt;&lt;td class="left"&gt;</text:p>
          </table:table-cell>
          <table:table-cell office:value-type="string">
            <text:p>Requested Data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table:style-name="ce2" office:value-type="string">
            <text:p>&lt;ol&gt;&lt;li&gt;Your basic info (name, profile picture, gender, networks, user ID, list of friends, any other information you made public)&lt;/li&gt;</text:p>
            <text:p>&lt;li&gt;Your e-mail address&lt;/li&gt;</text:p>
            <text:p>&lt;li&gt;Your birthday&lt;/li&gt;</text:p>
            <text:p>&lt;li&gt;Your location&lt;/li&gt;&lt;/ol&gt;</text:p>
          </table:table-cell>
          <table:table-cell office:value-type="string">
            <text:p>&lt;/td&gt;&lt;/tr&gt;</text:p>
          </table:table-cell>
          <table:table-cell office:value-type="string">
            <text:p>{</text:p>
          </table:table-cell>
          <table:table-cell office:value-type="string">
            <text:p>requested_data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table:style-name="ce2" office:value-type="string">
            <text:p>“Your basic info (name, profile picture, gender, networks, user ID, list of friends, any other information you made public)”,</text:p>
            <text:p>“Your e-mail address”,</text:p>
            <text:p>“Your birthday”,</text:p>
            <text:p>“Your location”</text:p>
          </table:table-cell>
          <table:table-cell office:value-type="string">
            <text:p>]</text:p>
          </table:table-cell>
          <table:table-cell table:number-columns-repeated="12"/>
          <table:table-cell office:value-type="string">
            <text:p>,</text:p>
          </table:table-cell>
          <table:table-cell table:formula="of:=CONCATENATE([.G1];[.H1];[.I1];[.J1];[.K1];[.L1];[.M1];[.N1];[.O1];[.P1];[.Q1];[.R1];[.S1];[.T1];[.U1];[.V1];[.W1];[.X1];[.Y1])" office:value-type="string" office:string-value="{requested_data:[“Your basic info (name, profile picture, gender, networks, user ID, list of friends, any other information you made public)”,&#10;“Your e-mail address”,&#10;“Your birthday”,&#10;“Your location”],">
            <text:p>{requested_data:[“Your basic info (name, profile picture, gender, networks, user ID, list of friends, any other information you made public)”,<text:line-break/>“Your e-mail address”,<text:line-break/>“Your birthday”,<text:line-break/>“Your location”]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Data Source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3rd Party (Facebook &lt;a href="http://facebook.com"&gt;http://facebook.com&lt;/a&gt;)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data_source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“source”:</text:p>
          </table:table-cell>
          <table:table-cell office:value-type="string">
            <text:p>“3rd Party”</text:p>
          </table:table-cell>
          <table:table-cell office:value-type="string">
            <text:p>, “source_link”:</text:p>
          </table:table-cell>
          <table:table-cell office:value-type="string">
            <text:p>{</text:p>
          </table:table-cell>
          <table:table-cell office:value-type="string">
            <text:p>“name”:</text:p>
          </table:table-cell>
          <table:table-cell office:value-type="string">
            <text:p>“Facebook”</text:p>
          </table:table-cell>
          <table:table-cell office:value-type="string">
            <text:p>,</text:p>
          </table:table-cell>
          <table:table-cell office:value-type="string">
            <text:p>”url”:</text:p>
          </table:table-cell>
          <table:table-cell table:style-name="Default" office:value-type="string">
            <text:p>“http://facebook.com”</text:p>
          </table:table-cell>
          <table:table-cell table:number-columns-repeated="2" office:value-type="string">
            <text:p>}</text:p>
          </table:table-cell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2];[.H2];[.I2];[.J2];[.K2];[.L2];[.M2];[.N2];[.O2];[.P2];[.Q2];[.R2];[.S2];[.T2];[.U2];[.V2];[.W2];[.X2];[.Y2])" office:value-type="string" office:string-value="data_source:{“source”:“3rd Party”, “source_link”:{“name”:“Facebook”,”url”:“http://facebook.com”}},">
            <text:p>data_source:{“source”:“3rd Party”, “source_link”:{“name”:“Facebook”,”url”:“http://facebook.com”}}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Availability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On Submission</text:p>
          </table:table-cell>
          <table:table-cell office:value-type="string">
            <text:p>&lt;/td&gt;&lt;/tr&gt;</text:p>
          </table:table-cell>
          <table:table-cell/>
          <table:table-cell table:style-name="Default" office:value-type="string">
            <text:p>availability</text:p>
          </table:table-cell>
          <table:table-cell office:value-type="string">
            <text:p>:</text:p>
          </table:table-cell>
          <table:table-cell office:value-type="string">
            <text:p>“On Submission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3];[.H3];[.I3];[.J3];[.K3];[.L3];[.M3];[.N3];[.O3];[.P3];[.Q3];[.R3];[.S3];[.T3];[.U3];[.V3];[.W3];[.X3];[.Y3])" office:value-type="string" office:string-value="availability:“On Submission”,">
            <text:p>availability:“On Submission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Data Recipient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The Guardian (&lt;a href="http://www.guardian.co.uk"&gt;http://www.guardian.co.uk&lt;/a&gt;)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data_recipient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“name”:</text:p>
          </table:table-cell>
          <table:table-cell office:value-type="string">
            <text:p>“The Guardian”</text:p>
          </table:table-cell>
          <table:table-cell office:value-type="string">
            <text:p>, “source_link”:</text:p>
          </table:table-cell>
          <table:table-cell office:value-type="string">
            <text:p>{</text:p>
          </table:table-cell>
          <table:table-cell table:number-columns-repeated="3" table:style-name="Default"/>
          <table:table-cell table:style-name="Default" office:value-type="string">
            <text:p>“url”:</text:p>
          </table:table-cell>
          <table:table-cell table:style-name="Default" office:value-type="string">
            <text:p>“http://www.guardian.co.uk”</text:p>
          </table:table-cell>
          <table:table-cell table:number-columns-repeated="2" office:value-type="string">
            <text:p>}</text:p>
          </table:table-cell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4];[.H4];[.I4];[.J4];[.K4];[.L4];[.M4];[.N4];[.O4];[.P4];[.Q4];[.R4];[.S4];[.T4];[.U4];[.V4];[.W4];[.X4];[.Y4])" office:value-type="string" office:string-value="data_recipient:{“name”:“The Guardian”, “source_link”:{“url”:“http://www.guardian.co.uk”}},">
            <text:p>data_recipient:{“name”:“The Guardian”, “source_link”:{“url”:“http://www.guardian.co.uk”}},</text:p>
          </table:table-cell>
          <table:table-cell table:number-columns-repeated="996"/>
          <table:table-cell table:style-name="Default" table:number-columns-repeated="2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Location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United Kingdom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location</text:p>
          </table:table-cell>
          <table:table-cell office:value-type="string">
            <text:p>:</text:p>
          </table:table-cell>
          <table:table-cell office:value-type="string">
            <text:p>“United Kingdom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5];[.H5];[.I5];[.J5];[.K5];[.L5];[.M5];[.N5];[.O5];[.P5];[.Q5];[.R5];[.S5];[.T5];[.U5];[.V5];[.W5];[.X5];[.Y5])" office:value-type="string" office:string-value="location:“United Kingdom”,">
            <text:p>location:“United Kingdom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Contact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&lt;a href="<text:a xlink:href="http://www.guardian.co.uk/help/contact-us">http://www.guardian.co.uk/help/contact-us</text:a>"&gt;http://www.guardian.co.uk/help/contact-us&lt;/a&gt;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contact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office:value-type="string">
            <text:p>“type”:</text:p>
          </table:table-cell>
          <table:table-cell office:value-type="string">
            <text:p>“page”</text:p>
          </table:table-cell>
          <table:table-cell office:value-type="string">
            <text:p>,</text:p>
          </table:table-cell>
          <table:table-cell office:value-type="string">
            <text:p>“data”:</text:p>
          </table:table-cell>
          <table:table-cell table:style-name="Default" office:value-type="string">
            <text:p>“http://www.guardian.co.uk/help/contact-us”</text:p>
          </table:table-cell>
          <table:table-cell office:value-type="string">
            <text:p>}</text:p>
          </table:table-cell>
          <table:table-cell office:value-type="string">
            <text:p>]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6];[.H6];[.I6];[.J6];[.K6];[.L6];[.M6];[.N6];[.O6];[.P6];[.Q6];[.R6];[.S6];[.T6];[.U6];[.V6];[.W6];[.X6];[.Y6])" office:value-type="string" office:string-value="contact:[{“type”:“page”,“data”:“http://www.guardian.co.uk/help/contact-us”}],">
            <text:p>contact:[{“type”:“page”,“data”:“http://www.guardian.co.uk/help/contact-us”}]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Purpose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This app may post on your behalf, including videos you watched, articles you read and more.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purpose</text:p>
          </table:table-cell>
          <table:table-cell office:value-type="string">
            <text:p>:</text:p>
          </table:table-cell>
          <table:table-cell office:value-type="string">
            <text:p>“This app may post on your behalf, including videos you watched, articles you read and more.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7];[.H7];[.I7];[.J7];[.K7];[.L7];[.M7];[.N7];[.O7];[.P7];[.Q7];[.R7];[.S7];[.T7];[.U7];[.V7];[.W7];[.X7];[.Y7])" office:value-type="string" office:string-value="purpose:“This app may post on your behalf, including videos you watched, articles you read and more.”,">
            <text:p>purpose:“This app may post on your behalf, including videos you watched, articles you read and more.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For How Long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Indefinite.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for_how_long</text:p>
          </table:table-cell>
          <table:table-cell office:value-type="string">
            <text:p>:</text:p>
          </table:table-cell>
          <table:table-cell office:value-type="string">
            <text:p>“Indefinite.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8];[.H8];[.I8];[.J8];[.K8];[.L8];[.M8];[.N8];[.O8];[.P8];[.Q8];[.R8];[.S8];[.T8];[.U8];[.V8];[.W8];[.X8];[.Y8])" office:value-type="string" office:string-value="for_how_long:“Indefinite.”,">
            <text:p>for_how_long:“Indefinite.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Output To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Posts to your Facebook wall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output_to</text:p>
          </table:table-cell>
          <table:table-cell office:value-type="string">
            <text:p>:</text:p>
          </table:table-cell>
          <table:table-cell office:value-type="string">
            <text:p>“Posts to your Facebook wall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9];[.H9];[.I9];[.J9];[.K9];[.L9];[.M9];[.N9];[.O9];[.P9];[.Q9];[.R9];[.S9];[.T9];[.U9];[.V9];[.W9];[.X9];[.Y9])" office:value-type="string" office:string-value="output_to:“Posts to your Facebook wall”,">
            <text:p>output_to:“Posts to your Facebook wall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Revocation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Facebook permissions may be revoked. Data may be retained by The Guardian.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revocation</text:p>
          </table:table-cell>
          <table:table-cell office:value-type="string">
            <text:p>:</text:p>
          </table:table-cell>
          <table:table-cell office:value-type="string">
            <text:p>“Facebook permissions may be revoked. Data may be retained by The Guardian.”</text:p>
          </table:table-cell>
          <table:table-cell table:number-columns-repeated="11"/>
          <table:table-cell table:style-name="Default"/>
          <table:table-cell table:number-columns-repeated="2"/>
          <table:table-cell office:value-type="string">
            <text:p>,</text:p>
          </table:table-cell>
          <table:table-cell table:formula="of:=CONCATENATE([.G10];[.H10];[.I10];[.J10];[.K10];[.L10];[.M10];[.N10];[.O10];[.P10];[.Q10];[.R10];[.S10];[.T10];[.U10];[.V10];[.W10];[.X10];[.Y10])" office:value-type="string" office:string-value="revocation:“Facebook permissions may be revoked. Data may be retained by The Guardian.”,">
            <text:p>revocation:“Facebook permissions may be revoked. Data may be retained by The Guardian.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Redistribution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Unknown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redistribution</text:p>
          </table:table-cell>
          <table:table-cell office:value-type="string">
            <text:p>:</text:p>
          </table:table-cell>
          <table:table-cell office:value-type="string">
            <text:p>“Unknown”</text:p>
          </table:table-cell>
          <table:table-cell table:number-columns-repeated="14"/>
          <table:table-cell office:value-type="string">
            <text:p>,</text:p>
          </table:table-cell>
          <table:table-cell table:formula="of:=CONCATENATE([.G11];[.H11];[.I11];[.J11];[.K11];[.L11];[.M11];[.N11];[.O11];[.P11];[.Q11];[.R11];[.S11];[.T11];[.U11];[.V11];[.W11];[.X11];[.Y11])" office:value-type="string" office:string-value="redistribution:“Unknown”,">
            <text:p>redistribution:“Unknown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Access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Unknown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access</text:p>
          </table:table-cell>
          <table:table-cell office:value-type="string">
            <text:p>:</text:p>
          </table:table-cell>
          <table:table-cell office:value-type="string">
            <text:p>“Unknown”</text:p>
          </table:table-cell>
          <table:table-cell table:number-columns-repeated="14"/>
          <table:table-cell office:value-type="string">
            <text:p>,</text:p>
          </table:table-cell>
          <table:table-cell table:formula="of:=CONCATENATE([.G12];[.H12];[.I12];[.J12];[.K12];[.L12];[.M12];[.N12];[.O12];[.P12];[.Q12];[.R12];[.S12];[.T12];[.U12];[.V12];[.W12];[.X12];[.Y12])" office:value-type="string" office:string-value="access:“Unknown”,">
            <text:p>access:“Unknown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Additional Terms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/>
          <table:table-cell office:value-type="string">
            <text:p>&lt;/td&gt;&lt;/tr&gt;</text:p>
          </table:table-cell>
          <table:table-cell/>
          <table:table-cell office:value-type="string">
            <text:p>additional_terms</text:p>
          </table:table-cell>
          <table:table-cell office:value-type="string">
            <text:p>:</text:p>
          </table:table-cell>
          <table:table-cell table:number-columns-repeated="15"/>
          <table:table-cell office:value-type="string">
            <text:p>,</text:p>
          </table:table-cell>
          <table:table-cell table:formula="of:=CONCATENATE([.G13];[.H13];[.I13];[.J13];[.K13];[.L13];[.M13];[.N13];[.O13];[.P13];[.Q13];[.R13];[.S13];[.T13];[.U13];[.V13];[.W13];[.X13];[.Y13])" office:value-type="string" office:string-value="additional_terms:,">
            <text:p>additional_terms: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Related Agreements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&lt;a href="<text:a xlink:href="http://www.guardian.co.uk/info/2011/sep/22/2?fb=native">http://www.guardian.co.uk/info/2011/sep/22/2?fb=native</text:a>"&gt;http://www.guardian.co.uk/info/2011/sep/22/2?fb=native&lt;/a&gt;&lt;br/&gt;&lt;a href="<text:a xlink:href="http://www.guardian.co.uk/help/terms-of-service">http://www.guardian.co.uk/help/terms-of-service</text:a>"&gt;http://www.guardian.co.uk/help/terms-of-service&lt;/a&gt;&lt;br/&gt;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related_agreements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office:value-type="string">
            <text:p>“name”:</text:p>
          </table:table-cell>
          <table:table-cell office:value-type="string">
            <text:p>“The Guardian Facebook app terms of service”</text:p>
          </table:table-cell>
          <table:table-cell office:value-type="string">
            <text:p>,</text:p>
          </table:table-cell>
          <table:table-cell office:value-type="string">
            <text:p>“url”:</text:p>
          </table:table-cell>
          <table:table-cell table:style-name="Default" office:value-type="string">
            <text:p>“http://www.guardian.co.uk/info/2011/sep/22/2?fb=native”</text:p>
          </table:table-cell>
          <table:table-cell office:value-type="string">
            <text:p>},{</text:p>
          </table:table-cell>
          <table:table-cell office:value-type="string">
            <text:p>“name”:</text:p>
          </table:table-cell>
          <table:table-cell office:value-type="string">
            <text:p>“The Guardian Website Terms of Service”</text:p>
          </table:table-cell>
          <table:table-cell office:value-type="string">
            <text:p>,</text:p>
          </table:table-cell>
          <table:table-cell office:value-type="string">
            <text:p>“url”:</text:p>
          </table:table-cell>
          <table:table-cell table:style-name="Default" office:value-type="string">
            <text:p>“http://www.guardian.co.uk/help/terms-of-service”</text:p>
          </table:table-cell>
          <table:table-cell office:value-type="string">
            <text:p>}</text:p>
          </table:table-cell>
          <table:table-cell office:value-type="string">
            <text:p>]</text:p>
          </table:table-cell>
          <table:table-cell office:value-type="string">
            <text:p>,</text:p>
          </table:table-cell>
          <table:table-cell table:formula="of:=CONCATENATE([.G14];[.H14];[.I14];[.J14];[.K14];[.L14];[.M14];[.N14];[.O14];[.P14];[.Q14];[.R14];[.S14];[.T14];[.U14];[.V14];[.W14];[.X14];[.Y14])" office:value-type="string" office:string-value="related_agreements:[{“name”:“The Guardian Facebook app terms of service”,“url”:“http://www.guardian.co.uk/info/2011/sep/22/2?fb=native”},{“name”:“The Guardian Website Terms of Service”,“url”:“http://www.guardian.co.uk/help/terms-of-service”}],">
            <text:p>related_agreements:[{“name”:“The Guardian Facebook app terms of service”,“url”:“http://www.guardian.co.uk/info/2011/sep/22/2?fb=native”},{“name”:“The Guardian Website Terms of Service”,“url”:“http://www.guardian.co.uk/help/terms-of-service”}]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3rd Party Ratings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&lt;div class="mozilla"&gt;&lt;/div&gt;&lt;div class="friend"&gt;&lt;/div&gt;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third_party_ratings</text:p>
          </table:table-cell>
          <table:table-cell office:value-type="string">
            <text:p>:</text:p>
          </table:table-cell>
          <table:table-cell office:value-type="string">
            <text:p>[</text:p>
          </table:table-cell>
          <table:table-cell office:value-type="string">
            <text:p>{</text:p>
          </table:table-cell>
          <table:table-cell office:value-type="string">
            <text:p>“name”:</text:p>
          </table:table-cell>
          <table:table-cell office:value-type="string">
            <text:p>“Mozilla”</text:p>
          </table:table-cell>
          <table:table-cell office:value-type="string">
            <text:p>,</text:p>
          </table:table-cell>
          <table:table-cell office:value-type="string">
            <text:p>“url”:</text:p>
          </table:table-cell>
          <table:table-cell table:style-name="Default" office:value-type="string">
            <text:p>“http://mozilla.com/privacyIcons/Guardian”</text:p>
          </table:table-cell>
          <table:table-cell office:value-type="string">
            <text:p>,</text:p>
          </table:table-cell>
          <table:table-cell office:value-type="string">
            <text:p>“icon”:</text:p>
          </table:table-cell>
          <table:table-cell table:style-name="Default" office:value-type="string">
            <text:p>“https://wiki.mozilla.org/images/thumb/f/fb/Privacyiconslogo.png/100px-Privacyiconslogo.png”</text:p>
          </table:table-cell>
          <table:table-cell office:value-type="string">
            <text:p>}</text:p>
          </table:table-cell>
          <table:table-cell office:value-type="string">
            <text:p>]</text:p>
          </table:table-cell>
          <table:table-cell table:number-columns-repeated="3"/>
          <table:table-cell office:value-type="string">
            <text:p>,</text:p>
          </table:table-cell>
          <table:table-cell table:formula="of:=CONCATENATE([.G15];[.H15];[.I15];[.J15];[.K15];[.L15];[.M15];[.N15];[.O15];[.P15];[.Q15];[.R15];[.S15];[.T15];[.U15];[.V15];[.W15];[.X15];[.Y15])" office:value-type="string" office:string-value="third_party_ratings:[{“name”:“Mozilla”,“url”:“http://mozilla.com/privacyIcons/Guardian”,“icon”:“https://wiki.mozilla.org/images/thumb/f/fb/Privacyiconslogo.png/100px-Privacyiconslogo.png”}],">
            <text:p>third_party_ratings:[{“name”:“Mozilla”,“url”:“http://mozilla.com/privacyIcons/Guardian”,“icon”:“https://wiki.mozilla.org/images/thumb/f/fb/Privacyiconslogo.png/100px-Privacyiconslogo.png”}]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Record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This agreement will not be stored.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record</text:p>
          </table:table-cell>
          <table:table-cell office:value-type="string">
            <text:p>:</text:p>
          </table:table-cell>
          <table:table-cell office:value-type="string">
            <text:p>“This agreement will not be stored.”</text:p>
          </table:table-cell>
          <table:table-cell table:number-columns-repeated="14"/>
          <table:table-cell office:value-type="string">
            <text:p>,</text:p>
          </table:table-cell>
          <table:table-cell table:formula="of:=CONCATENATE([.G16];[.H16];[.I16];[.J16];[.K16];[.L16];[.M16];[.N16];[.O16];[.P16];[.Q16];[.R16];[.S16];[.T16];[.U16];[.V16];[.W16];[.X16];[.Y16])" office:value-type="string" office:string-value="record:“This agreement will not be stored.”,">
            <text:p>record:“This agreement will not be stored.”,</text:p>
          </table:table-cell>
          <table:table-cell table:number-columns-repeated="998"/>
        </table:table-row>
        <table:table-row table:style-name="ro2">
          <table:table-cell office:value-type="string">
            <text:p>&lt;tr&gt;&lt;td class="left"&gt;</text:p>
          </table:table-cell>
          <table:table-cell office:value-type="string">
            <text:p>Author</text:p>
          </table:table-cell>
          <table:table-cell office:value-type="string">
            <text:p>&lt;/td&gt;</text:p>
          </table:table-cell>
          <table:table-cell office:value-type="string">
            <text:p>&lt;td class="right"&gt;</text:p>
          </table:table-cell>
          <table:table-cell office:value-type="string">
            <text:p>The Standard Crowd (&lt;a href="http://standardlabel.org/crowd/joeandrieu"&gt;Joe Andrieu&lt;/a&gt;)</text:p>
          </table:table-cell>
          <table:table-cell office:value-type="string">
            <text:p>&lt;/td&gt;&lt;/tr&gt;</text:p>
          </table:table-cell>
          <table:table-cell/>
          <table:table-cell office:value-type="string">
            <text:p>author</text:p>
          </table:table-cell>
          <table:table-cell office:value-type="string">
            <text:p>:</text:p>
          </table:table-cell>
          <table:table-cell office:value-type="string">
            <text:p>{</text:p>
          </table:table-cell>
          <table:table-cell office:value-type="string">
            <text:p>“service”:</text:p>
          </table:table-cell>
          <table:table-cell office:value-type="string">
            <text:p>“The Standard Crowd”</text:p>
          </table:table-cell>
          <table:table-cell/>
          <table:table-cell office:value-type="string">
            <text:p>,</text:p>
          </table:table-cell>
          <table:table-cell office:value-type="string">
            <text:p>“author”:</text:p>
          </table:table-cell>
          <table:table-cell office:value-type="string">
            <text:p>“Joe Andrieu”</text:p>
          </table:table-cell>
          <table:table-cell office:value-type="string">
            <text:p>,</text:p>
          </table:table-cell>
          <table:table-cell office:value-type="string">
            <text:p>“url”:</text:p>
          </table:table-cell>
          <table:table-cell table:style-name="Default" office:value-type="string">
            <text:p>“http://standardlabel.org/crowd/joeandrieu”</text:p>
          </table:table-cell>
          <table:table-cell office:value-type="string">
            <text:p>}</text:p>
          </table:table-cell>
          <table:table-cell table:number-columns-repeated="4"/>
          <table:table-cell office:value-type="string">
            <text:p>,</text:p>
          </table:table-cell>
          <table:table-cell table:formula="of:=CONCATENATE([.G17];[.H17];[.I17];[.J17];[.K17];[.L17];[.M17];[.N17];[.O17];[.P17];[.Q17];[.R17];[.S17];[.T17];[.U17];[.V17];[.W17];[.X17];[.Y17])" office:value-type="string" office:string-value="author:{“service”:“The Standard Crowd”,“author”:“Joe Andrieu”,“url”:“http://standardlabel.org/crowd/joeandrieu”},">
            <text:p>author:{“service”:“The Standard Crowd”,“author”:“Joe Andrieu”,“url”:“http://standardlabel.org/crowd/joeandrieu”},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5"/>
          <table:table-cell table:formula="of:=CONCATENATE([.Z1];[.Z2];[.Z3];[.Z4];[.Z5];[.Z6];[.Z7];[.Z8];[.Z9];[.Z10];[.Z11];[.Z12];[.Z13];[.Z14];[.Z15];[.Z16];[.Z17])" office:value-type="string" office:string-value="{requested_data:[“Your basic info (name, profile picture, gender, networks, user ID, list of friends, any other information you made public)”,&#10;“Your e-mail address”,&#10;“Your birthday”,&#10;“Your location”],data_source:{“source”:“3rd Party”, “source_link”:{“name”:“Facebook”,”url”:“http://facebook.com”}},availability:“On Submission”,data_recipient:{“name”:“The Guardian”, “source_link”:{“url”:“http://www.guardian.co.uk”}},location:“United Kingdom”,contact:[{“type”:“page”,“data”:“http://www.guardian.co.uk/help/contact-us”}],purpose:“This app may post on your behalf, including videos you watched, articles you read and more.”,for_how_long:“Indefinite.”,output_to:“Posts to your Facebook wall”,revocation:“Facebook permissions may be revoked. Data may be retained by The Guardian.”,redistribution:“Unknown”,access:“Unknown”,additional_terms:,related_agreements:[{“name”:“The Guardian Facebook app terms of service”,“url”:“http://www.guardian.co.uk/info/2011/sep/22/2?fb=native”},{“name”:“The Guardian Website Terms of Service”,“url”:“http://www.guardian.co.uk/help/terms-of-service”}],third_party_ratings:[{“name”:“Mozilla”,“url”:“http://mozilla.com/privacyIcons/Guardian”,“icon”:“https://wiki.mozilla.org/images/thumb/f/fb/Privacyiconslogo.png/100px-Privacyiconslogo.png”}],record:“This agreement will not be stored.”,author:{“service”:“The Standard Crowd”,“author”:“Joe Andrieu”,“url”:“http://standardlabel.org/crowd/joeandrieu”},">
            <text:p>{requested_data:[“Your basic info (name, profile picture, gender, networks, user ID, list of friends, any other information you made public)”,<text:line-break/>“Your e-mail address”,<text:line-break/>“Your birthday”,<text:line-break/>“Your location”],data_source:{“source”:“3rd Party”, “source_link”:{“name”:“Facebook”,”url”:“http://facebook.com”}},availability:“On Submission”,data_recipient:{“name”:“The Guardian”, “source_link”:{“url”:“http://www.guardian.co.uk”}},location:“United Kingdom”,contact:[{“type”:“page”,“data”:“http://www.guardian.co.uk/help/contact-us”}],purpose:“This app may post on your behalf, including videos you watched, articles you read and more.”,for_how_long:“Indefinite.”,output_to:“Posts to your Facebook wall”,revocation:“Facebook permissions may be revoked. Data may be retained by The Guardian.”,redistribution:“Unknown”,access:“Unknown”,additional_terms:,related_agreements:[{“name”:“The Guardian Facebook app terms of service”,“url”:“http://www.guardian.co.uk/info/2011/sep/22/2?fb=native”},{“name”:“The Guardian Website Terms of Service”,“url”:“http://www.guardian.co.uk/help/terms-of-service”}],third_party_ratings:[{“name”:“Mozilla”,“url”:“http://mozilla.com/privacyIcons/Guardian”,“icon”:“https://wiki.mozilla.org/images/thumb/f/fb/Privacyiconslogo.png/100px-Privacyiconslogo.png”}],record:“This agreement will not be stored.”,author:{“service”:“The Standard Crowd”,“author”:“Joe Andrieu”,“url”:“http://standardlabel.org/crowd/joeandrieu”},</text:p>
          </table:table-cell>
          <table:table-cell table:number-columns-repeated="99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plate for popup" table:style-name="ta1">
        <table:table-column table:style-name="co21" table:default-cell-style-name="ce3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Default"/>
        <table:table-column table:style-name="co6" table:default-cell-style-name="ce1"/>
        <table:table-column table:style-name="co3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0" table:default-cell-style-name="ce1"/>
        <table:table-column table:style-name="co20" table:default-cell-style-name="ce1"/>
        <table:table-column table:style-name="co10" table:number-columns-repeated="996" table:default-cell-style-name="ce1"/>
        <table:table-row table:style-name="ro4">
          <table:table-cell table:style-name="ce2" office:value-type="string">
            <text:p>&lt;ol&gt;&lt;li&gt;Your basic info (name, profile picture, gender, networks, user ID, list of friends, any other information you made public)&lt;/li&gt;</text:p>
            <text:p>&lt;li&gt;Your e-mail address&lt;/li&gt;</text:p>
            <text:p>&lt;li&gt;Your birthday&lt;/li&gt;</text:p>
            <text:p>&lt;li&gt;Your location&lt;/li&gt;&lt;/ol&gt;</text:p>
          </table:table-cell>
          <table:table-cell table:style-name="ce2"/>
          <table:table-cell office:value-type="string">
            <text:p>&lt;tr&gt;&lt;td class="left"&gt;</text:p>
          </table:table-cell>
          <table:table-cell office:value-type="string">
            <text:p>Requested Data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requested_data</text:p>
          </table:table-cell>
          <table:table-cell office:value-type="string">
            <text:p>"&gt;</text:p>
          </table:table-cell>
          <table:table-cell office:value-type="string">
            <text:p>&lt;ol&gt;&lt;li class="unit"&gt;&lt;/ol&gt;</text:p>
          </table:table-cell>
          <table:table-cell table:number-columns-repeated="2"/>
          <table:table-cell office:value-type="string">
            <text:p>&lt;/td&gt;&lt;/tr&gt;</text:p>
          </table:table-cell>
          <table:table-cell/>
          <table:table-cell table:number-columns-repeated="3"/>
          <table:table-cell table:style-name="ce2"/>
          <table:table-cell table:number-columns-repeated="1007"/>
        </table:table-row>
        <table:table-row table:style-name="ro5">
          <table:table-cell office:value-type="string">
            <text:p>3rd Party (Facebook &lt;a href="http://facebook.com"&gt;http://facebook.com&lt;/a&gt;)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Data Source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data_source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2];[.D2];[.E2];[.F2];[.G2];[.H2];[.I2];;[.J2];[.K2];[.L2])" office:value-type="string" office:string-value="&lt;tr&gt;&lt;td class=&quot;left&quot;&gt;Data Source&lt;/td&gt;&lt;td class=&quot;right&quot; id=&quot;data_source&quot;&gt;&lt;/td&gt;&lt;/tr&gt;">
            <text:p>&lt;tr&gt;&lt;td class="left"&gt;Data Source&lt;/td&gt;&lt;td class="right" id="data_source"&gt;&lt;/td&gt;&lt;/tr&gt;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office:value-type="string">
            <text:p>On Submission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Availability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table:style-name="Default" office:value-type="string">
            <text:p>availability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3];[.D3];[.E3];[.F3];[.G3];[.H3];[.I3];;[.J3];[.K3];[.L3])" office:value-type="string" office:string-value="&lt;tr&gt;&lt;td class=&quot;left&quot;&gt;Availability&lt;/td&gt;&lt;td class=&quot;right&quot; id=&quot;availability&quot;&gt;&lt;/td&gt;&lt;/tr&gt;">
            <text:p>&lt;tr&gt;&lt;td class="left"&gt;Availability&lt;/td&gt;&lt;td class="right" id="availability"&gt;&lt;/td&gt;&lt;/tr&gt;</text:p>
          </table:table-cell>
          <table:table-cell table:style-name="Default"/>
          <table:table-cell table:number-columns-repeated="13"/>
          <table:table-cell table:style-name="Default"/>
          <table:table-cell table:number-columns-repeated="996"/>
        </table:table-row>
        <table:table-row table:style-name="ro6">
          <table:table-cell office:value-type="string">
            <text:p>The Guardian (&lt;a href="http://www.guardian.co.uk"&gt;http://www.guardian.co.uk&lt;/a&gt;)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Data Recipient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data_recipient</text:p>
          </table:table-cell>
          <table:table-cell office:value-type="string">
            <text:p>"&gt;</text:p>
          </table:table-cell>
          <table:table-cell office:value-type="string">
            <text:p>&lt;span class="name"&gt;&lt;/name&gt; (&lt;a class="url"&gt;&lt;/a&gt;)</text:p>
          </table:table-cell>
          <table:table-cell table:number-columns-repeated="2"/>
          <table:table-cell office:value-type="string">
            <text:p>&lt;/td&gt;&lt;/tr&gt;</text:p>
          </table:table-cell>
          <table:table-cell table:formula="of:=CONCATENATE([.C4];[.D4];[.E4];[.F4];[.G4];[.H4];[.I4];;[.J4];[.K4];[.L4])" office:value-type="string" office:string-value="&lt;tr&gt;&lt;td class=&quot;left&quot;&gt;Data Recipient&lt;/td&gt;&lt;td class=&quot;right&quot; id=&quot;data_recipient&quot;&gt;&lt;span class=&quot;name&quot;&gt;&lt;/name&gt; (&lt;a class=&quot;url&quot;&gt;&lt;/a&gt;)&lt;/td&gt;&lt;/tr&gt;">
            <text:p>&lt;tr&gt;&lt;td class="left"&gt;Data Recipient&lt;/td&gt;&lt;td class="right" id="data_recipient"&gt;&lt;span class="name"&gt;&lt;/name&gt; (&lt;a class="url"&gt;&lt;/a&gt;)&lt;/td&gt;&lt;/tr&gt;</text:p>
          </table:table-cell>
          <table:table-cell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996"/>
        </table:table-row>
        <table:table-row table:style-name="ro2">
          <table:table-cell office:value-type="string">
            <text:p>United Kingdom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Location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location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5];[.D5];[.E5];[.F5];[.G5];[.H5];[.I5];;[.J5];[.K5];[.L5])" office:value-type="string" office:string-value="&lt;tr&gt;&lt;td class=&quot;left&quot;&gt;Location&lt;/td&gt;&lt;td class=&quot;right&quot; id=&quot;location&quot;&gt;&lt;/td&gt;&lt;/tr&gt;">
            <text:p>&lt;tr&gt;&lt;td class="left"&gt;Location&lt;/td&gt;&lt;td class="right" id="location"&gt;&lt;/td&gt;&lt;/tr&gt;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6">
          <table:table-cell office:value-type="string">
            <text:p>&lt;a href="<text:a xlink:href="http://www.guardian.co.uk/help/contact-us">http://www.guardian.co.uk/help/contact-us</text:a>"&gt;http://www.guardian.co.uk/help/contact-us&lt;/a&gt;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Contact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contact</text:p>
          </table:table-cell>
          <table:table-cell office:value-type="string">
            <text:p>"&gt;</text:p>
          </table:table-cell>
          <table:table-cell office:value-type="string">
            <text:p>&lt;span class="page_template"&gt;&lt;span class="name"&gt;&lt;/name&gt; (&lt;span class="link_name"&gt;&lt;/span&gt; &lt;a class="link_url"&gt;&lt;/a&gt;)&lt;/span&gt;</text:p>
          </table:table-cell>
          <table:table-cell table:number-columns-repeated="2"/>
          <table:table-cell office:value-type="string">
            <text:p>&lt;/td&gt;&lt;/tr&gt;</text:p>
          </table:table-cell>
          <table:table-cell table:formula="of:=CONCATENATE([.C6];[.D6];[.E6];[.F6];[.G6];[.H6];[.I6];;[.J6];[.K6];[.L6])" office:value-type="string" office:string-value="&lt;tr&gt;&lt;td class=&quot;left&quot;&gt;Contact&lt;/td&gt;&lt;td class=&quot;right&quot; id=&quot;contact&quot;&gt;&lt;span class=&quot;page_template&quot;&gt;&lt;span class=&quot;name&quot;&gt;&lt;/name&gt; (&lt;span class=&quot;link_name&quot;&gt;&lt;/span&gt; &lt;a class=&quot;link_url&quot;&gt;&lt;/a&gt;)&lt;/span&gt;&lt;/td&gt;&lt;/tr&gt;">
            <text:p>&lt;tr&gt;&lt;td class="left"&gt;Contact&lt;/td&gt;&lt;td class="right" id="contact"&gt;&lt;span class="page_template"&gt;&lt;span class="name"&gt;&lt;/name&gt; (&lt;span class="link_name"&gt;&lt;/span&gt; &lt;a class="link_url"&gt;&lt;/a&gt;)&lt;/span&gt;&lt;/td&gt;&lt;/tr&gt;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96"/>
        </table:table-row>
        <table:table-row table:style-name="ro6">
          <table:table-cell office:value-type="string">
            <text:p>This app may post on your behalf, including videos you watched, articles you read and more.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Purpose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purpose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7];[.D7];[.E7];[.F7];[.G7];[.H7];[.I7];;[.J7];[.K7];[.L7])" office:value-type="string" office:string-value="&lt;tr&gt;&lt;td class=&quot;left&quot;&gt;Purpose&lt;/td&gt;&lt;td class=&quot;right&quot; id=&quot;purpose&quot;&gt;&lt;/td&gt;&lt;/tr&gt;">
            <text:p>&lt;tr&gt;&lt;td class="left"&gt;Purpose&lt;/td&gt;&lt;td class="right" id="purpose"&gt;&lt;/td&gt;&lt;/tr&gt;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office:value-type="string">
            <text:p>Indefinite.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For How Long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for_how_long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8];[.D8];[.E8];[.F8];[.G8];[.H8];[.I8];;[.J8];[.K8];[.L8])" office:value-type="string" office:string-value="&lt;tr&gt;&lt;td class=&quot;left&quot;&gt;For How Long&lt;/td&gt;&lt;td class=&quot;right&quot; id=&quot;for_how_long&quot;&gt;&lt;/td&gt;&lt;/tr&gt;">
            <text:p>&lt;tr&gt;&lt;td class="left"&gt;For How Long&lt;/td&gt;&lt;td class="right" id="for_how_long"&gt;&lt;/td&gt;&lt;/tr&gt;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office:value-type="string">
            <text:p>Posts to your Facebook wall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Output To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output_to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9];[.D9];[.E9];[.F9];[.G9];[.H9];[.I9];;[.J9];[.K9];[.L9])" office:value-type="string" office:string-value="&lt;tr&gt;&lt;td class=&quot;left&quot;&gt;Output To&lt;/td&gt;&lt;td class=&quot;right&quot; id=&quot;output_to&quot;&gt;&lt;/td&gt;&lt;/tr&gt;">
            <text:p>&lt;tr&gt;&lt;td class="left"&gt;Output To&lt;/td&gt;&lt;td class="right" id="output_to"&gt;&lt;/td&gt;&lt;/tr&gt;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5">
          <table:table-cell office:value-type="string">
            <text:p>Facebook permissions may be revoked. Data may be retained by The Guardian.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Revocation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revocation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0];[.D10];[.E10];[.F10];[.G10];[.H10];[.I10];;[.J10];[.K10];[.L10])" office:value-type="string" office:string-value="&lt;tr&gt;&lt;td class=&quot;left&quot;&gt;Revocation&lt;/td&gt;&lt;td class=&quot;right&quot; id=&quot;revocation&quot;&gt;&lt;/td&gt;&lt;/tr&gt;">
            <text:p>&lt;tr&gt;&lt;td class="left"&gt;Revocation&lt;/td&gt;&lt;td class="right" id="revocation"&gt;&lt;/td&gt;&lt;/tr&gt;</text:p>
          </table:table-cell>
          <table:table-cell table:number-columns-repeated="14"/>
          <table:table-cell table:style-name="Default"/>
          <table:table-cell table:number-columns-repeated="996"/>
        </table:table-row>
        <table:table-row table:style-name="ro2">
          <table:table-cell office:value-type="string">
            <text:p>Unknown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Redistribution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redistribution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1];[.D11];[.E11];[.F11];[.G11];[.H11];[.I11];;[.J11];[.K11];[.L11])" office:value-type="string" office:string-value="&lt;tr&gt;&lt;td class=&quot;left&quot;&gt;Redistribution&lt;/td&gt;&lt;td class=&quot;right&quot; id=&quot;redistribution&quot;&gt;&lt;/td&gt;&lt;/tr&gt;">
            <text:p>&lt;tr&gt;&lt;td class="left"&gt;Redistribution&lt;/td&gt;&lt;td class="right" id="redistribution"&gt;&lt;/td&gt;&lt;/tr&gt;</text:p>
          </table:table-cell>
          <table:table-cell table:number-columns-repeated="1011"/>
        </table:table-row>
        <table:table-row table:style-name="ro2">
          <table:table-cell office:value-type="string">
            <text:p>Unknown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Access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access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2];[.D12];[.E12];[.F12];[.G12];[.H12];[.I12];;[.J12];[.K12];[.L12])" office:value-type="string" office:string-value="&lt;tr&gt;&lt;td class=&quot;left&quot;&gt;Access&lt;/td&gt;&lt;td class=&quot;right&quot; id=&quot;access&quot;&gt;&lt;/td&gt;&lt;/tr&gt;">
            <text:p>&lt;tr&gt;&lt;td class="left"&gt;Access&lt;/td&gt;&lt;td class="right" id="access"&gt;&lt;/td&gt;&lt;/tr&gt;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&lt;tr&gt;&lt;td class="left"&gt;</text:p>
          </table:table-cell>
          <table:table-cell office:value-type="string">
            <text:p>Additional Terms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additional_terms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3];[.D13];[.E13];[.F13];[.G13];[.H13];[.I13];;[.J13];[.K13];[.L13])" office:value-type="string" office:string-value="&lt;tr&gt;&lt;td class=&quot;left&quot;&gt;Additional Terms&lt;/td&gt;&lt;td class=&quot;right&quot; id=&quot;additional_terms&quot;&gt;&lt;/td&gt;&lt;/tr&gt;">
            <text:p>&lt;tr&gt;&lt;td class="left"&gt;Additional Terms&lt;/td&gt;&lt;td class="right" id="additional_terms"&gt;&lt;/td&gt;&lt;/tr&gt;</text:p>
          </table:table-cell>
          <table:table-cell table:number-columns-repeated="1011"/>
        </table:table-row>
        <table:table-row table:style-name="ro7">
          <table:table-cell office:value-type="string">
            <text:p>&lt;a href="<text:a xlink:href="http://www.guardian.co.uk/info/2011/sep/22/2?fb=native">http://www.guardian.co.uk/info/2011/sep/22/2?fb=native</text:a>"&gt;http://www.guardian.co.uk/info/2011/sep/22/2?fb=native&lt;/a&gt;&lt;br/&gt;&lt;a href="<text:a xlink:href="http://www.guardian.co.uk/help/terms-of-service">http://www.guardian.co.uk/help/terms-of-service</text:a>"&gt;http://www.guardian.co.uk/help/terms-of-service&lt;/a&gt;&lt;br/&gt;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Related Agreements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related_agreements</text:p>
          </table:table-cell>
          <table:table-cell office:value-type="string">
            <text:p>"&gt;</text:p>
          </table:table-cell>
          <table:table-cell office:value-type="string">
            <text:p>&lt;span class="page_template"&gt;&lt;span class="name"&gt;&lt;/name&gt; (&lt;span class="link_name"&gt;&lt;/span&gt; &lt;a class="link_url"&gt;&lt;/a&gt;)&lt;/span&gt;</text:p>
          </table:table-cell>
          <table:table-cell table:number-columns-repeated="2"/>
          <table:table-cell office:value-type="string">
            <text:p>&lt;/td&gt;&lt;/tr&gt;</text:p>
          </table:table-cell>
          <table:table-cell table:formula="of:=CONCATENATE([.C14];[.D14];[.E14];[.F14];[.G14];[.H14];[.I14];;[.J14];[.K14];[.L14])" office:value-type="string" office:string-value="&lt;tr&gt;&lt;td class=&quot;left&quot;&gt;Related Agreements&lt;/td&gt;&lt;td class=&quot;right&quot; id=&quot;related_agreements&quot;&gt;&lt;span class=&quot;page_template&quot;&gt;&lt;span class=&quot;name&quot;&gt;&lt;/name&gt; (&lt;span class=&quot;link_name&quot;&gt;&lt;/span&gt; &lt;a class=&quot;link_url&quot;&gt;&lt;/a&gt;)&lt;/span&gt;&lt;/td&gt;&lt;/tr&gt;">
            <text:p>&lt;tr&gt;&lt;td class="left"&gt;Related Agreements&lt;/td&gt;&lt;td class="right" id="related_agreements"&gt;&lt;span class="page_template"&gt;&lt;span class="name"&gt;&lt;/name&gt; (&lt;span class="link_name"&gt;&lt;/span&gt; &lt;a class="link_url"&gt;&lt;/a&gt;)&lt;/span&gt;&lt;/td&gt;&lt;/tr&gt;</text:p>
          </table:table-cell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996"/>
        </table:table-row>
        <table:table-row table:style-name="ro5">
          <table:table-cell office:value-type="string">
            <text:p>&lt;div class="mozilla"&gt;&lt;/div&gt;&lt;div class="friend"&gt;&lt;/div&gt;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3rd Party Ratings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third_party_ratings</text:p>
          </table:table-cell>
          <table:table-cell office:value-type="string">
            <text:p>"&gt;</text:p>
          </table:table-cell>
          <table:table-cell office:value-type="string">
            <text:p>&lt;div class="services"&gt;&lt;div class="third_party"&gt;&lt;/div&gt;&lt;/div&gt;&lt;div class="ratings"&gt;&lt;div class="rating"&gt;&lt;/div&gt;</text:p>
          </table:table-cell>
          <table:table-cell table:number-columns-repeated="2"/>
          <table:table-cell office:value-type="string">
            <text:p>&lt;/td&gt;&lt;/tr&gt;</text:p>
          </table:table-cell>
          <table:table-cell table:formula="of:=CONCATENATE([.C15];[.D15];[.E15];[.F15];[.G15];[.H15];[.I15];;[.J15];[.K15];[.L15])" office:value-type="string" office:string-value="&lt;tr&gt;&lt;td class=&quot;left&quot;&gt;3rd Party Ratings&lt;/td&gt;&lt;td class=&quot;right&quot; id=&quot;third_party_ratings&quot;&gt;&lt;div class=&quot;services&quot;&gt;&lt;div class=&quot;third_party&quot;&gt;&lt;/div&gt;&lt;/div&gt;&lt;div class=&quot;ratings&quot;&gt;&lt;div class=&quot;rating&quot;&gt;&lt;/div&gt;&lt;/td&gt;&lt;/tr&gt;">
            <text:p>&lt;tr&gt;&lt;td class="left"&gt;3rd Party Ratings&lt;/td&gt;&lt;td class="right" id="third_party_ratings"&gt;&lt;div class="services"&gt;&lt;div class="third_party"&gt;&lt;/div&gt;&lt;/div&gt;&lt;div class="ratings"&gt;&lt;div class="rating"&gt;&lt;/div&gt;&lt;/td&gt;&lt;/tr&gt;</text:p>
          </table:table-cell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8">
          <table:table-cell office:value-type="string">
            <text:p>This agreement will not be stored.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Record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record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6];[.D16];[.E16];[.F16];[.G16];[.H16];[.I16];;[.J16];[.K16];[.L16])" office:value-type="string" office:string-value="&lt;tr&gt;&lt;td class=&quot;left&quot;&gt;Record&lt;/td&gt;&lt;td class=&quot;right&quot; id=&quot;record&quot;&gt;&lt;/td&gt;&lt;/tr&gt;">
            <text:p>&lt;tr&gt;&lt;td class="left"&gt;Record&lt;/td&gt;&lt;td class="right" id="record"&gt;&lt;/td&gt;&lt;/tr&gt;</text:p>
          </table:table-cell>
          <table:table-cell table:number-columns-repeated="1011"/>
        </table:table-row>
        <table:table-row table:style-name="ro6">
          <table:table-cell office:value-type="string">
            <text:p>The Standard Crowd (&lt;a href="http://standardlabel.org/crowd/joeandrieu"&gt;Joe Andrieu&lt;/a&gt;)</text:p>
          </table:table-cell>
          <table:table-cell/>
          <table:table-cell office:value-type="string">
            <text:p>&lt;tr&gt;&lt;td class="left"&gt;</text:p>
          </table:table-cell>
          <table:table-cell office:value-type="string">
            <text:p>Author</text:p>
          </table:table-cell>
          <table:table-cell office:value-type="string">
            <text:p>&lt;/td&gt;</text:p>
          </table:table-cell>
          <table:table-cell office:value-type="string">
            <text:p>&lt;td class="right" id="</text:p>
          </table:table-cell>
          <table:table-cell office:value-type="string">
            <text:p>author</text:p>
          </table:table-cell>
          <table:table-cell office:value-type="string">
            <text:p>"&gt;</text:p>
          </table:table-cell>
          <table:table-cell table:number-columns-repeated="3"/>
          <table:table-cell office:value-type="string">
            <text:p>&lt;/td&gt;&lt;/tr&gt;</text:p>
          </table:table-cell>
          <table:table-cell table:formula="of:=CONCATENATE([.C17];[.D17];[.E17];[.F17];[.G17];[.H17];[.I17];;[.J17];[.K17];[.L17])" office:value-type="string" office:string-value="&lt;tr&gt;&lt;td class=&quot;left&quot;&gt;Author&lt;/td&gt;&lt;td class=&quot;right&quot; id=&quot;author&quot;&gt;&lt;/td&gt;&lt;/tr&gt;">
            <text:p>&lt;tr&gt;&lt;td class="left"&gt;Author&lt;/td&gt;&lt;td class="right" id="author"&gt;&lt;/td&gt;&lt;/tr&gt;</text:p>
          </table:table-cell>
          <table:table-cell table:number-columns-repeated="11"/>
          <table:table-cell table:style-name="Default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formula="of:=CONCATENATE([.M1];[.M2];[.M3];[.M4];[.M5];[.M6];[.M7];[.M8];[.M9];[.M10];[.M11];[.M12];[.M13];[.M14];[.M15];[.M16];[.M17])" office:value-type="string" office:string-value="&lt;tr&gt;&lt;td class=&quot;left&quot;&gt;Data Source&lt;/td&gt;&lt;td class=&quot;right&quot; id=&quot;data_source&quot;&gt;&lt;/td&gt;&lt;/tr&gt;&lt;tr&gt;&lt;td class=&quot;left&quot;&gt;Availability&lt;/td&gt;&lt;td class=&quot;right&quot; id=&quot;availability&quot;&gt;&lt;/td&gt;&lt;/tr&gt;&lt;tr&gt;&lt;td class=&quot;left&quot;&gt;Data Recipient&lt;/td&gt;&lt;td class=&quot;right&quot; id=&quot;data_recipient&quot;&gt;&lt;span class=&quot;name&quot;&gt;&lt;/name&gt; (&lt;a class=&quot;url&quot;&gt;&lt;/a&gt;)&lt;/td&gt;&lt;/tr&gt;&lt;tr&gt;&lt;td class=&quot;left&quot;&gt;Location&lt;/td&gt;&lt;td class=&quot;right&quot; id=&quot;location&quot;&gt;&lt;/td&gt;&lt;/tr&gt;&lt;tr&gt;&lt;td class=&quot;left&quot;&gt;Contact&lt;/td&gt;&lt;td class=&quot;right&quot; id=&quot;contact&quot;&gt;&lt;span class=&quot;page_template&quot;&gt;&lt;span class=&quot;name&quot;&gt;&lt;/name&gt; (&lt;span class=&quot;link_name&quot;&gt;&lt;/span&gt; &lt;a class=&quot;link_url&quot;&gt;&lt;/a&gt;)&lt;/span&gt;&lt;/td&gt;&lt;/tr&gt;&lt;tr&gt;&lt;td class=&quot;left&quot;&gt;Purpose&lt;/td&gt;&lt;td class=&quot;right&quot; id=&quot;purpose&quot;&gt;&lt;/td&gt;&lt;/tr&gt;&lt;tr&gt;&lt;td class=&quot;left&quot;&gt;For How Long&lt;/td&gt;&lt;td class=&quot;right&quot; id=&quot;for_how_long&quot;&gt;&lt;/td&gt;&lt;/tr&gt;&lt;tr&gt;&lt;td class=&quot;left&quot;&gt;Output To&lt;/td&gt;&lt;td class=&quot;right&quot; id=&quot;output_to&quot;&gt;&lt;/td&gt;&lt;/tr&gt;&lt;tr&gt;&lt;td class=&quot;left&quot;&gt;Revocation&lt;/td&gt;&lt;td class=&quot;right&quot; id=&quot;revocation&quot;&gt;&lt;/td&gt;&lt;/tr&gt;&lt;tr&gt;&lt;td class=&quot;left&quot;&gt;Redistribution&lt;/td&gt;&lt;td class=&quot;right&quot; id=&quot;redistribution&quot;&gt;&lt;/td&gt;&lt;/tr&gt;&lt;tr&gt;&lt;td class=&quot;left&quot;&gt;Access&lt;/td&gt;&lt;td class=&quot;right&quot; id=&quot;access&quot;&gt;&lt;/td&gt;&lt;/tr&gt;&lt;tr&gt;&lt;td class=&quot;left&quot;&gt;Additional Terms&lt;/td&gt;&lt;td class=&quot;right&quot; id=&quot;additional_terms&quot;&gt;&lt;/td&gt;&lt;/tr&gt;&lt;tr&gt;&lt;td class=&quot;left&quot;&gt;Related Agreements&lt;/td&gt;&lt;td class=&quot;right&quot; id=&quot;related_agreements&quot;&gt;&lt;span class=&quot;page_template&quot;&gt;&lt;span class=&quot;name&quot;&gt;&lt;/name&gt; (&lt;span class=&quot;link_name&quot;&gt;&lt;/span&gt; &lt;a class=&quot;link_url&quot;&gt;&lt;/a&gt;)&lt;/span&gt;&lt;/td&gt;&lt;/tr&gt;&lt;tr&gt;&lt;td class=&quot;left&quot;&gt;3rd Party Ratings&lt;/td&gt;&lt;td class=&quot;right&quot; id=&quot;third_party_ratings&quot;&gt;&lt;div class=&quot;services&quot;&gt;&lt;div class=&quot;third_party&quot;&gt;&lt;/div&gt;&lt;/div&gt;&lt;div class=&quot;ratings&quot;&gt;&lt;div class=&quot;rating&quot;&gt;&lt;/div&gt;&lt;/td&gt;&lt;/tr&gt;&lt;tr&gt;&lt;td class=&quot;left&quot;&gt;Record&lt;/td&gt;&lt;td class=&quot;right&quot; id=&quot;record&quot;&gt;&lt;/td&gt;&lt;/tr&gt;&lt;tr&gt;&lt;td class=&quot;left&quot;&gt;Author&lt;/td&gt;&lt;td class=&quot;right&quot; id=&quot;author&quot;&gt;&lt;/td&gt;&lt;/tr&gt;">
            <text:p>&lt;tr&gt;&lt;td class="left"&gt;Data Source&lt;/td&gt;&lt;td class="right" id="data_source"&gt;&lt;/td&gt;&lt;/tr&gt;&lt;tr&gt;&lt;td class="left"&gt;Availability&lt;/td&gt;&lt;td class="right" id="availability"&gt;&lt;/td&gt;&lt;/tr&gt;&lt;tr&gt;&lt;td class="left"&gt;Data Recipient&lt;/td&gt;&lt;td class="right" id="data_recipient"&gt;&lt;span class="name"&gt;&lt;/name&gt; (&lt;a class="url"&gt;&lt;/a&gt;)&lt;/td&gt;&lt;/tr&gt;&lt;tr&gt;&lt;td class="left"&gt;Location&lt;/td&gt;&lt;td class="right" id="location"&gt;&lt;/td&gt;&lt;/tr&gt;&lt;tr&gt;&lt;td class="left"&gt;Contact&lt;/td&gt;&lt;td class="right" id="contact"&gt;&lt;span class="page_template"&gt;&lt;span class="name"&gt;&lt;/name&gt; (&lt;span class="link_name"&gt;&lt;/span&gt; &lt;a class="link_url"&gt;&lt;/a&gt;)&lt;/span&gt;&lt;/td&gt;&lt;/tr&gt;&lt;tr&gt;&lt;td class="left"&gt;Purpose&lt;/td&gt;&lt;td class="right" id="purpose"&gt;&lt;/td&gt;&lt;/tr&gt;&lt;tr&gt;&lt;td class="left"&gt;For How Long&lt;/td&gt;&lt;td class="right" id="for_how_long"&gt;&lt;/td&gt;&lt;/tr&gt;&lt;tr&gt;&lt;td class="left"&gt;Output To&lt;/td&gt;&lt;td class="right" id="output_to"&gt;&lt;/td&gt;&lt;/tr&gt;&lt;tr&gt;&lt;td class="left"&gt;Revocation&lt;/td&gt;&lt;td class="right" id="revocation"&gt;&lt;/td&gt;&lt;/tr&gt;&lt;tr&gt;&lt;td class="left"&gt;Redistribution&lt;/td&gt;&lt;td class="right" id="redistribution"&gt;&lt;/td&gt;&lt;/tr&gt;&lt;tr&gt;&lt;td class="left"&gt;Access&lt;/td&gt;&lt;td class="right" id="access"&gt;&lt;/td&gt;&lt;/tr&gt;&lt;tr&gt;&lt;td class="left"&gt;Additional Terms&lt;/td&gt;&lt;td class="right" id="additional_terms"&gt;&lt;/td&gt;&lt;/tr&gt;&lt;tr&gt;&lt;td class="left"&gt;Related Agreements&lt;/td&gt;&lt;td class="right" id="related_agreements"&gt;&lt;span class="page_template"&gt;&lt;span class="name"&gt;&lt;/name&gt; (&lt;span class="link_name"&gt;&lt;/span&gt; &lt;a class="link_url"&gt;&lt;/a&gt;)&lt;/span&gt;&lt;/td&gt;&lt;/tr&gt;&lt;tr&gt;&lt;td class="left"&gt;3rd Party Ratings&lt;/td&gt;&lt;td class="right" id="third_party_ratings"&gt;&lt;div class="services"&gt;&lt;div class="third_party"&gt;&lt;/div&gt;&lt;/div&gt;&lt;div class="ratings"&gt;&lt;div class="rating"&gt;&lt;/div&gt;&lt;/td&gt;&lt;/tr&gt;&lt;tr&gt;&lt;td class="left"&gt;Record&lt;/td&gt;&lt;td class="right" id="record"&gt;&lt;/td&gt;&lt;/tr&gt;&lt;tr&gt;&lt;td class="left"&gt;Author&lt;/td&gt;&lt;td class="right" id="author"&gt;&lt;/td&gt;&lt;/tr&gt;</text:p>
          </table:table-cell>
          <table:table-cell table:number-columns-repeated="101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0" table:number-columns-repeated="1024" table:default-cell-style-name="ce1"/>
        <table:table-row table:style-name="ro3" table:number-rows-repeated="6">
          <table:table-cell table:number-columns-repeated="1024"/>
        </table:table-row>
        <table:table-row table:style-name="ro9">
          <table:table-cell table:number-columns-repeated="4"/>
          <table:table-cell table:style-name="ce4" office:value-type="string">
            <text:p>1.1.1   Who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2   Where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3   Contact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4   What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5   From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6   When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7   Why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8   For How Long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9   Output To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0  Revocation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1  Redistribution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2  Access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3  Additional Terms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4  Related Agreements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5  3rd Party Ratings (Optional)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6  Storage (Optional)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4" office:value-type="string">
            <text:p>1.1.17  Author (Required. Must be last Term)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number-columns-repeated="1024" table:default-cell-style-name="ce1"/>
        <table:table-row table:style-name="ro10">
          <table:table-cell/>
          <table:table-cell office:value-type="string">
            <text:p>Who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Whe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Contac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Wha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rom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Whe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Wh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or How Long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Output To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evocati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edistributi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cces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dditional Term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elated Agreement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3rd Party Ratings (Optional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torage (Optional)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uthor (Required. Must be last Term)</text:p>
          </table:table-cell>
          <table:table-cell table:number-columns-repeated="1022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Joe</meta:initial-creator>
    <meta:creation-date>2012-06-01T05:23:53Z</meta:creation-date>
    <dc:date>2012-07-18T20:51:36.49</dc:date>
    <meta:editing-duration>PT10M15S</meta:editing-duration>
    <meta:editing-cycles>2</meta:editing-cycles>
    <meta:document-statistic meta:table-count="4" meta:cell-count="678" meta:object-count="0"/>
  </office:meta>
</office:document-meta>
</file>